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ce268"/>
    </style:style>
    <style:style style:name="P2" style:family="paragraph" style:parent-style-name="Standard">
      <style:paragraph-properties fo:text-align="center" style:justify-single-word="false"/>
      <style:text-properties officeooo:rsid="001c2ce1"/>
    </style:style>
    <style:style style:name="P3" style:family="paragraph" style:parent-style-name="Standard">
      <style:paragraph-properties fo:text-align="center" style:justify-single-word="false"/>
      <style:text-properties officeooo:rsid="001c2ce1" officeooo:paragraph-rsid="001c2ce1"/>
    </style:style>
    <style:style style:name="P4" style:family="paragraph" style:parent-style-name="Standard">
      <style:paragraph-properties fo:text-align="justify" style:justify-single-word="false"/>
      <style:text-properties officeooo:rsid="001c2ce1" officeooo:paragraph-rsid="001c2ce1"/>
    </style:style>
    <style:style style:name="P5" style:family="paragraph" style:parent-style-name="Standard">
      <style:paragraph-properties fo:text-align="justify" style:justify-single-word="false"/>
      <style:text-properties officeooo:rsid="001ce268" officeooo:paragraph-rsid="001ce268"/>
    </style:style>
    <style:style style:name="P6" style:family="paragraph" style:parent-style-name="Standard">
      <style:paragraph-properties fo:text-align="start" style:justify-single-word="false"/>
      <style:text-properties officeooo:rsid="002253b2" officeooo:paragraph-rsid="002253b2"/>
    </style:style>
    <style:style style:name="P7" style:family="paragraph" style:parent-style-name="Standard" style:list-style-name="L1">
      <style:paragraph-properties fo:text-align="justify" style:justify-single-word="false"/>
      <style:text-properties officeooo:rsid="001f3635" officeooo:paragraph-rsid="001f3635"/>
    </style:style>
    <style:style style:name="P8" style:family="paragraph" style:parent-style-name="Standard" style:list-style-name="L1">
      <style:paragraph-properties fo:text-align="justify" style:justify-single-word="false"/>
      <style:text-properties officeooo:rsid="001f3635" officeooo:paragraph-rsid="00254291"/>
    </style:style>
    <style:style style:name="P9" style:family="paragraph" style:parent-style-name="Standard" style:list-style-name="L1">
      <style:paragraph-properties fo:text-align="justify" style:justify-single-word="false"/>
      <style:text-properties officeooo:rsid="001f3635" officeooo:paragraph-rsid="0029e7fd"/>
    </style:style>
    <style:style style:name="P10" style:family="paragraph" style:parent-style-name="Standard" style:list-style-name="L1">
      <style:paragraph-properties fo:text-align="justify" style:justify-single-word="false"/>
      <style:text-properties officeooo:rsid="001f3635" officeooo:paragraph-rsid="002cf2e5"/>
    </style:style>
    <style:style style:name="P11" style:family="paragraph" style:parent-style-name="Standard" style:list-style-name="L1">
      <style:paragraph-properties fo:text-align="justify" style:justify-single-word="false"/>
      <style:text-properties officeooo:rsid="001f3635" officeooo:paragraph-rsid="002edc89"/>
    </style:style>
    <style:style style:name="P12" style:family="paragraph" style:parent-style-name="Standard" style:list-style-name="L2">
      <style:paragraph-properties fo:text-align="justify" style:justify-single-word="false"/>
      <style:text-properties officeooo:rsid="001f3635" officeooo:paragraph-rsid="001f3635"/>
    </style:style>
    <style:style style:name="P13" style:family="paragraph" style:parent-style-name="Standard" style:list-style-name="L1">
      <style:paragraph-properties fo:text-align="justify" style:justify-single-word="false"/>
      <style:text-properties officeooo:rsid="00254291" officeooo:paragraph-rsid="00254291"/>
    </style:style>
    <style:style style:name="P14" style:family="paragraph" style:parent-style-name="Standard" style:list-style-name="L2">
      <style:paragraph-properties fo:text-align="justify" style:justify-single-word="false"/>
      <style:text-properties officeooo:paragraph-rsid="001f3635"/>
    </style:style>
    <style:style style:name="P15" style:family="paragraph" style:parent-style-name="Standard" style:list-style-name="L2">
      <style:paragraph-properties fo:text-align="justify" style:justify-single-word="false"/>
      <style:text-properties officeooo:paragraph-rsid="002dba97"/>
    </style:style>
    <style:style style:name="P16" style:family="paragraph" style:parent-style-name="Standard" style:list-style-name="L3">
      <style:paragraph-properties fo:text-align="justify" style:justify-single-word="false"/>
      <style:text-properties officeooo:rsid="002253b2" officeooo:paragraph-rsid="002253b2"/>
    </style:style>
    <style:style style:name="P17" style:family="paragraph" style:parent-style-name="Standard" style:list-style-name="L3">
      <style:paragraph-properties fo:text-align="justify" style:justify-single-word="false"/>
      <style:text-properties officeooo:rsid="002253b2" officeooo:paragraph-rsid="0022fe36"/>
    </style:style>
    <style:style style:name="P18" style:family="paragraph" style:parent-style-name="Standard" style:list-style-name="L3">
      <style:paragraph-properties fo:text-align="justify" style:justify-single-word="false"/>
      <style:text-properties officeooo:rsid="0022fe36" officeooo:paragraph-rsid="0022fe36"/>
    </style:style>
    <style:style style:name="P19" style:family="paragraph" style:parent-style-name="Heading_20_3">
      <style:paragraph-properties fo:text-align="justify" style:justify-single-word="false"/>
      <style:text-properties officeooo:rsid="001ce268"/>
    </style:style>
    <style:style style:name="P20" style:family="paragraph" style:parent-style-name="Heading_20_3">
      <style:paragraph-properties fo:text-align="justify" style:justify-single-word="false"/>
      <style:text-properties officeooo:rsid="001f3635"/>
    </style:style>
    <style:style style:name="P21" style:family="paragraph" style:parent-style-name="Heading_20_3">
      <style:paragraph-properties fo:text-align="justify" style:justify-single-word="false"/>
      <style:text-properties officeooo:rsid="002253b2"/>
    </style:style>
    <style:style style:name="P22" style:family="paragraph" style:parent-style-name="Heading_20_1">
      <style:paragraph-properties fo:text-align="center" style:justify-single-word="false"/>
      <style:text-properties officeooo:rsid="001c2ce1"/>
    </style:style>
    <style:style style:name="T1" style:family="text">
      <style:text-properties officeooo:rsid="001ce268"/>
    </style:style>
    <style:style style:name="T2" style:family="text">
      <style:text-properties officeooo:rsid="001f3635"/>
    </style:style>
    <style:style style:name="T3" style:family="text">
      <style:text-properties officeooo:rsid="001f7920"/>
    </style:style>
    <style:style style:name="T4" style:family="text">
      <style:text-properties officeooo:rsid="00254291"/>
    </style:style>
    <style:style style:name="T5" style:family="text">
      <style:text-properties officeooo:rsid="00280a20"/>
    </style:style>
    <style:style style:name="T6" style:family="text">
      <style:text-properties officeooo:rsid="0028c5a7"/>
    </style:style>
    <style:style style:name="T7" style:family="text">
      <style:text-properties officeooo:rsid="0029e7fd"/>
    </style:style>
    <style:style style:name="T8" style:family="text">
      <style:text-properties officeooo:rsid="002a9576"/>
    </style:style>
    <style:style style:name="T9" style:family="text">
      <style:text-properties officeooo:rsid="002ad4e9"/>
    </style:style>
    <style:style style:name="T10" style:family="text">
      <style:text-properties officeooo:rsid="002cf2e5"/>
    </style:style>
    <style:style style:name="T11" style:family="text">
      <style:text-properties officeooo:rsid="002dba97"/>
    </style:style>
    <style:style style:name="T12" style:family="text">
      <style:text-properties officeooo:rsid="002edc89"/>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rabajo Final</text:h>
      <text:p text:style-name="P2">Taller de construcción de software</text:p>
      <text:p text:style-name="P2">INFO175</text:p>
      <text:p text:style-name="P3">Fecha de entrega: Lunes 15 de Julio de 2013</text:p>
      <text:p text:style-name="P4"/>
      <text:h text:style-name="P19" text:outline-level="3">Sistema de administración de <text:span text:style-name="T5">películas y sus elencos</text:span></text:h>
      <text:p text:style-name="P1"><text:span text:style-name="T1">El modelo de datos adjunto sirve para </text:span><text:span text:style-name="T2">administrar</text:span><text:span text:style-name="T1"> </text:span><text:span text:style-name="T5">películas y los actores que participarion en ellas.</text:span><text:span text:style-name="T1"> </text:span><text:span text:style-name="T5">La idea es poder ingresar actores, y luego películas asociando sus elencos desde la información de actores previamente guardada. Es necesario indicar el papel que el actor efectuó en cada película junto con la descripción de su actuación. Además a los actores se les debe poder asociar una imagen.</text:span></text:p>
      <text:p text:style-name="P5"/>
      <text:h text:style-name="P20" text:outline-level="3">Requisitos funcionales básicos</text:h>
      <text:list xml:id="list18015531121" text:style-name="L1">
        <text:list-item>
          <text:p text:style-name="P7">Administración de <text:span text:style-name="T6">actores</text:span></text:p>
          <text:list>
            <text:list-item>
              <text:p text:style-name="P7">Mostrarl<text:span text:style-name="T6">os</text:span> en una grilla</text:p>
            </text:list-item>
            <text:list-item>
              <text:p text:style-name="P11"><text:span text:style-name="T12">En la grilla tener un filtro por película</text:span></text:p>
            </text:list-item>
            <text:list-item>
              <text:p text:style-name="P7">Formulario de creación</text:p>
            </text:list-item>
            <text:list-item>
              <text:p text:style-name="P7">Formulario de edición</text:p>
            </text:list-item>
            <text:list-item>
              <text:p text:style-name="P7">Eliminar <text:span text:style-name="T6">actores</text:span></text:p>
            </text:list-item>
          </text:list>
        </text:list-item>
        <text:list-item>
          <text:p text:style-name="P7">Administración de l<text:span text:style-name="T6">as películas</text:span></text:p>
          <text:list>
            <text:list-item>
              <text:p text:style-name="P7">Mostrar <text:span text:style-name="T6">películas en una grilla</text:span></text:p>
            </text:list-item>
            <text:list-item>
              <text:p text:style-name="P11"><text:span text:style-name="T12">En la grilla tener un filtro por actor</text:span></text:p>
            </text:list-item>
            <text:list-item>
              <text:p text:style-name="P10"><text:span text:style-name="T10">Mostrar en la grilla la cantidad de actores por película</text:span></text:p>
            </text:list-item>
            <text:list-item>
              <text:p text:style-name="P7">Formulario de creación <text:span text:style-name="T6">en el cual se debe poder asi</text:span><text:span text:style-name="T9">g</text:span><text:span text:style-name="T6">nar los actores del elenco</text:span></text:p>
            </text:list-item>
            <text:list-item>
              <text:p text:style-name="P7">Formulario de edición <text:span text:style-name="T6">para modificar la información general y el elenco</text:span></text:p>
            </text:list-item>
            <text:list-item>
              <text:p text:style-name="P7">Eliminar <text:span text:style-name="T6">películas</text:span></text:p>
            </text:list-item>
          </text:list>
        </text:list-item>
        <text:list-item>
          <text:p text:style-name="P13">Validaciones en formularios</text:p>
          <text:list>
            <text:list-item>
              <text:p text:style-name="P8"><text:span text:style-name="T4">En l</text:span><text:span text:style-name="T6">os</text:span><text:span text:style-name="T4">s </text:span><text:span text:style-name="T6">actores</text:span><text:span text:style-name="T4"> los campos nombre </text:span><text:span text:style-name="T7">y birthday</text:span><text:span text:style-name="T4"> son obligatorios</text:span></text:p>
            </text:list-item>
            <text:list-item>
              <text:p text:style-name="P8"><text:span text:style-name="T4">En l</text:span><text:span text:style-name="T7">a</text:span><text:span text:style-name="T4">s </text:span><text:span text:style-name="T7">películas</text:span><text:span text:style-name="T4">, </text:span><text:span text:style-name="T7">todos los campos son obligatorios</text:span></text:p>
            </text:list-item>
            <text:list-item>
              <text:p text:style-name="P9"><text:span text:style-name="T7">Para asignar un actor al elenco </text:span><text:span text:style-name="T8">es obligatorio especificar el campo personaje</text:span></text:p>
            </text:list-item>
          </text:list>
        </text:list-item>
      </text:list>
      <text:h text:style-name="P20" text:outline-level="3">Requisitos funcionales adicionales</text:h>
      <text:list xml:id="list495989515" text:style-name="L2">
        <text:list-item>
          <text:p text:style-name="P14"><text:span text:style-name="T2">Poder asignar una im</text:span><text:span text:style-name="T3">a</text:span><text:span text:style-name="T2">gen </text:span><text:span text:style-name="T8">al actor en el formulario de creación</text:span></text:p>
        </text:list-item>
        <text:list-item>
          <text:p text:style-name="P12">Editar la imagen asociada al <text:span text:style-name="T8">actor</text:span> en el formulario de edición</text:p>
        </text:list-item>
        <text:list-item>
          <text:p text:style-name="P14"><text:span text:style-name="T2">Mostrar la imagen del </text:span><text:span text:style-name="T8">actor</text:span><text:span text:style-name="T2"> <text:s/></text:span><text:span text:style-name="T3">en los formularios de creación y edición</text:span></text:p>
        </text:list-item>
        <text:list-item>
          <text:p text:style-name="P15"><text:span text:style-name="T11">Asignar imágenes a las películas mediante los formularios</text:span></text:p>
        </text:list-item>
        <text:list-item>
          <text:p text:style-name="P15"><text:span text:style-name="T11">En la grilla de películas mostrar la imagen de cada una de éstas</text:span></text:p>
        </text:list-item>
      </text:list>
      <text:h text:style-name="P21" text:outline-level="3">Requisitos tecnológicos</text:h>
      <text:list xml:id="list244013323" text:style-name="L3">
        <text:list-item>
          <text:p text:style-name="P16">Python como lenguaje de programación</text:p>
        </text:list-item>
        <text:list-item>
          <text:p text:style-name="P16">Pyside para la creación de la interfaz de usuario</text:p>
        </text:list-item>
        <text:list-item>
          <text:p text:style-name="P16">Base de datos SQLite</text:p>
        </text:list-item>
        <text:list-item>
          <text:p text:style-name="P18"><text:soft-page-break/>Utilizar control de versiones con GIT y el serivicio GITHUB como repositorio de sus códigos fuentes</text:p>
        </text:list-item>
        <text:list-item>
          <text:p text:style-name="P17">Generar documentación de código con sphinx</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an </meta:initial-creator>
    <meta:creation-date>2013-06-19T10:10:00</meta:creation-date>
    <dc:date>2013-06-20T08:45:54</dc:date>
    <dc:creator>Cristian </dc:creator>
    <meta:editing-duration>PT2H22M10S</meta:editing-duration>
    <meta:editing-cycles>16</meta:editing-cycles>
    <meta:generator>LibreOffice/3.6$Linux_X86_64 LibreOffice_project/360m1$Build-2</meta:generator>
    <meta:document-statistic meta:table-count="0" meta:image-count="0" meta:object-count="0" meta:page-count="2" meta:paragraph-count="36" meta:word-count="330" meta:character-count="1910" meta:non-whitespace-character-count="1642"/>
  </office:meta>
</office:document-meta>
</file>